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SFJSONUtilsTest_0.per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ice.f4( List &lt; User &gt; mode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SFJSONUtilsTest_0.test_invoke_list_f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HSFJSONUtilsTest_0.test_invoke_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HSFJSONUtilsTest_0.test_invok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ice.f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SFJSONUtilsTest_0.findMethod( String [ ] typ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HSFJSONUtilsTest_0.test_invoke_list_f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ervice.f2( String name ,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SFJSONUtilsTest_0.test_invoke_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ervice.f4( User [ ] mode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SFJSONUtilsTest_0.setUp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ervice.f3( String name , List &lt; Model &gt; mode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SFJSONUtilsTest_0.test_invok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SFJSONUtilsTest_0.test_invoke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